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6.0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7.448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text-line-through-style="none" style:text-line-through-type="none" fo:font-style="normal" fo:text-shadow="1pt 1pt" style:text-underline-style="solid" style:text-underline-width="auto" style:text-underline-color="font-color" fo:font-weight="bold" style:font-style-asian="normal" style:font-style-complex="normal"/>
    </style:style>
    <style:style style:name="P2" style:family="paragraph">
      <loext:graphic-properties draw:fill-color="#ffffff"/>
      <style:paragraph-properties fo:text-align="center"/>
      <style:text-properties style:text-line-through-style="none" style:text-line-through-type="none" fo:font-style="normal" fo:text-shadow="1pt 1pt" style:text-underline-style="solid" style:text-underline-width="auto" style:text-underline-color="font-color" fo:font-weight="bold" style:font-style-asian="normal" style:font-style-complex="normal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4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 fo:font-weight="bold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style:text-properties fo:color="#cc0000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color="#cc0000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style:text-line-through-style="none" style:text-line-through-type="none" fo:text-shadow="1pt 1pt" style:text-underline-style="none" fo:font-weight="bold"/>
    </style:style>
    <style:style style:name="P10" style:family="paragraph">
      <loext:graphic-properties draw:fill-color="#ffffff"/>
      <style:paragraph-properties fo:text-align="center"/>
      <style:text-properties style:text-line-through-style="none" style:text-line-through-type="none" fo:text-shadow="1pt 1pt" style:text-underline-style="none" fo:font-weight="bold"/>
    </style:style>
    <style:style style:name="P11" style:family="paragraph">
      <style:paragraph-properties fo:text-align="center"/>
      <style:text-properties style:text-line-through-style="none" style:text-line-through-type="none" fo:text-shadow="1pt 1pt" style:text-underline-style="solid" style:text-underline-width="auto" style:text-underline-color="font-color" fo:font-weight="bold"/>
    </style:style>
    <style:style style:name="P12" style:family="paragraph">
      <loext:graphic-properties draw:fill-color="#ffffff"/>
      <style:paragraph-properties fo:text-align="center"/>
      <style:text-properties style:text-line-through-style="none" style:text-line-through-type="none" fo:text-shadow="1pt 1pt" style:text-underline-style="solid" style:text-underline-width="auto" style:text-underline-color="font-color" fo:font-weight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text-line-through-style="none" style:text-line-through-type="none" fo:font-style="normal" fo:text-shadow="1pt 1pt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c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line-through-style="none" style:text-line-through-type="none" fo:text-shadow="1pt 1pt" style:text-underline-style="none"/>
    </style:style>
    <style:style style:name="T5" style:family="text">
      <style:text-properties style:text-line-through-style="none" style:text-line-through-type="none" fo:text-shadow="1pt 1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9" draw:id="id9" draw:layer="layout" svg:width="6.6cm" svg:height="1.5cm" svg:x="20.7cm" svg:y="19.8cm">
            <text:p text:style-name="P1"><text:span text:style-name="T1">pro_i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xml:id="id2" draw:id="id2" draw:layer="layout" svg:width="6.6cm" svg:height="1.5cm" svg:x="27.3cm" svg:y="19.8cm">
            <text:p text:style-name="P3"><text:span text:style-name="T2">pro_asi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6.6cm" svg:height="1.5cm" svg:x="33.9cm" svg:y="19.8cm">
            <text:p text:style-name="P5">pro_title</text:p>
            <draw:enhanced-geometry svg:viewBox="0 0 21600 21600" draw:type="rectangle" draw:enhanced-path="M 0 0 L 21600 0 21600 21600 0 21600 0 0 Z N"/>
          </draw:custom-shape>
          <draw:custom-shape draw:style-name="gr1" draw:text-style-name="P6" xml:id="id4" draw:id="id4" draw:layer="layout" svg:width="6.6cm" svg:height="1.5cm" svg:x="40.5cm" svg:y="19.8cm">
            <text:p text:style-name="P5">pro_groupid</text:p>
            <draw:enhanced-geometry svg:viewBox="0 0 21600 21600" draw:type="rectangle" draw:enhanced-path="M 0 0 L 21600 0 21600 21600 0 21600 0 0 Z N"/>
          </draw:custom-shape>
          <draw:custom-shape draw:style-name="gr1" draw:text-style-name="P6" draw:layer="layout" svg:width="6.6cm" svg:height="1.5cm" svg:x="47.1cm" svg:y="19.8cm">
            <text:p text:style-name="P5">pro_salesrank</text:p>
            <draw:enhanced-geometry svg:viewBox="0 0 21600 21600" draw:type="rectangle" draw:enhanced-path="M 0 0 L 21600 0 21600 21600 0 21600 0 0 Z N"/>
          </draw:custom-shape>
          <draw:frame draw:style-name="gr2" draw:text-style-name="P8" draw:layer="layout" svg:width="6.8cm" svg:height="1.119cm" svg:x="20.7cm" svg:y="18.6cm">
            <draw:text-box>
              <text:p text:style-name="P7"><text:span text:style-name="T3">Product</text:span></text:p>
            </draw:text-box>
          </draw:frame>
        </draw:g>
        <draw:g>
          <draw:custom-shape draw:style-name="gr3" draw:text-style-name="P2" draw:layer="layout" svg:width="8cm" svg:height="1.5cm" svg:x="16.2cm" svg:y="30.1cm">
            <text:p text:style-name="P1"><text:span text:style-name="T1">sim_pro_surrogate_i</text:span><text:span text:style-name="T1">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0" xml:id="id1" draw:id="id1" draw:layer="layout" svg:width="6.6cm" svg:height="1.5cm" svg:x="24.2cm" svg:y="30.1cm">
            <text:p text:style-name="P9"><text:span text:style-name="T4">sim_pro_asi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6" xml:id="id3" draw:id="id3" draw:layer="layout" svg:width="6.6cm" svg:height="1.5cm" svg:x="30.8cm" svg:y="30.1cm">
            <text:p text:style-name="P5">sim_pro_sim_asin</text:p>
            <draw:enhanced-geometry svg:viewBox="0 0 21600 21600" draw:type="rectangle" draw:enhanced-path="M 0 0 L 21600 0 21600 21600 0 21600 0 0 Z N"/>
          </draw:custom-shape>
          <draw:frame draw:style-name="gr2" draw:text-style-name="P8" draw:layer="layout" svg:width="6.8cm" svg:height="1.119cm" svg:x="16.2cm" svg:y="28.9cm">
            <draw:text-box>
              <text:p text:style-name="P7"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s</text:span></text:p>
            </draw:text-box>
          </draw:frame>
        </draw:g>
        <draw:g>
          <draw:custom-shape draw:style-name="gr3" draw:text-style-name="P2" xml:id="id5" draw:id="id5" draw:layer="layout" svg:width="8cm" svg:height="1.5cm" svg:x="39.8cm" svg:y="25.7cm">
            <text:p text:style-name="P1"><text:span text:style-name="T1">gro_i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0" draw:layer="layout" svg:width="6.6cm" svg:height="1.5cm" svg:x="47.8cm" svg:y="25.7cm">
            <text:p text:style-name="P9"><text:span text:style-name="T4">gro_description</text:span></text:p>
            <draw:enhanced-geometry svg:viewBox="0 0 21600 21600" draw:type="rectangle" draw:enhanced-path="M 0 0 L 21600 0 21600 21600 0 21600 0 0 Z N"/>
          </draw:custom-shape>
          <draw:frame draw:style-name="gr2" draw:text-style-name="P8" draw:layer="layout" svg:width="6.8cm" svg:height="1.119cm" svg:x="39.8cm" svg:y="24.5cm">
            <draw:text-box>
              <text:p text:style-name="P7"><text:span text:style-name="T3">PGroup</text:span></text:p>
            </draw:text-box>
          </draw:frame>
        </draw:g>
        <draw:g>
          <draw:custom-shape draw:style-name="gr3" draw:text-style-name="P2" xml:id="id6" draw:id="id6" draw:layer="layout" svg:width="8cm" svg:height="1.5cm" svg:x="2.9cm" svg:y="18.5cm">
            <text:p text:style-name="P1"><text:span text:style-name="T1">pro_cat_cat_i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2" xml:id="id8" draw:id="id8" draw:layer="layout" svg:width="6.6cm" svg:height="1.5cm" svg:x="10.9cm" svg:y="18.5cm">
            <text:p text:style-name="P11"><text:span text:style-name="T5">pro_cat_pro_id</text:span></text:p>
            <draw:enhanced-geometry svg:viewBox="0 0 21600 21600" draw:type="rectangle" draw:enhanced-path="M 0 0 L 21600 0 21600 21600 0 21600 0 0 Z N"/>
          </draw:custom-shape>
          <draw:frame draw:style-name="gr2" draw:text-style-name="P8" draw:layer="layout" svg:width="6.8cm" svg:height="1.119cm" svg:x="2.9cm" svg:y="17.3cm">
            <draw:text-box>
              <text:p text:style-name="P7"><text:span text:style-name="T3">ProductCategor</text:span><text:span text:style-name="T3">y</text:span></text:p>
            </draw:text-box>
          </draw:frame>
        </draw:g>
        <draw:g>
          <draw:custom-shape draw:style-name="gr3" draw:text-style-name="P2" draw:layer="layout" svg:width="8cm" svg:height="1.5cm" svg:x="3.4cm" svg:y="33.47cm">
            <text:p text:style-name="P1"><text:span text:style-name="T1">rev_i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2" xml:id="id12" draw:id="id12" draw:layer="layout" svg:width="6.6cm" svg:height="1.5cm" svg:x="11.4cm" svg:y="33.47cm">
            <text:p text:style-name="P11"><text:span text:style-name="T5">rev_pro_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8" draw:layer="layout" svg:width="6.8cm" svg:height="1.119cm" svg:x="3.4cm" svg:y="32.27cm">
            <draw:text-box>
              <text:p text:style-name="P7"><text:span text:style-name="T3">Review</text:span></text:p>
            </draw:text-box>
          </draw:frame>
          <draw:custom-shape draw:style-name="gr1" draw:text-style-name="P12" xml:id="id10" draw:id="id10" draw:layer="layout" svg:width="6.6cm" svg:height="1.5cm" svg:x="18cm" svg:y="33.47cm">
            <text:p text:style-name="P11"><text:span text:style-name="T5">rev_customer_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0" draw:layer="layout" svg:width="6.6cm" svg:height="1.5cm" svg:x="24.6cm" svg:y="33.47cm">
            <text:p text:style-name="P9"><text:span text:style-name="T4">rev_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0" draw:layer="layout" svg:width="6.6cm" svg:height="1.5cm" svg:x="31.2cm" svg:y="33.47cm">
            <text:p text:style-name="P9"><text:span text:style-name="T4">rev_ra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0" draw:layer="layout" svg:width="6.6cm" svg:height="1.5cm" svg:x="37.8cm" svg:y="33.47cm">
            <text:p text:style-name="P9"><text:span text:style-name="T4">rev_vo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0" draw:layer="layout" svg:width="6.6cm" svg:height="1.5cm" svg:x="44.4cm" svg:y="33.47cm">
            <text:p text:style-name="P9"><text:span text:style-name="T4">rev_helpfu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xml:id="id11" draw:id="id11" draw:layer="layout" svg:width="8cm" svg:height="1.5cm" svg:x="3.4cm" svg:y="38.77cm">
            <text:p text:style-name="P1"><text:span text:style-name="T1">customer_i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2" draw:layer="layout" svg:width="6.6cm" svg:height="1.5cm" svg:x="11.4cm" svg:y="38.77cm">
            <text:p text:style-name="P11"><text:span text:style-name="T5">customer_sha</text:span></text:p>
            <draw:enhanced-geometry svg:viewBox="0 0 21600 21600" draw:type="rectangle" draw:enhanced-path="M 0 0 L 21600 0 21600 21600 0 21600 0 0 Z N"/>
          </draw:custom-shape>
          <draw:frame draw:style-name="gr2" draw:text-style-name="P8" draw:layer="layout" svg:width="6.8cm" svg:height="1.119cm" svg:x="3.4cm" svg:y="37.57cm">
            <draw:text-box>
              <text:p text:style-name="P7"><text:span text:style-name="T3">Customer</text:span></text:p>
            </draw:text-box>
          </draw:frame>
        </draw:g>
        <draw:connector draw:style-name="gr4" draw:text-style-name="P13" draw:layer="layout" svg:x1="27.5cm" svg:y1="30.1cm" svg:x2="30.6cm" svg:y2="21.3cm" draw:start-shape="id1" draw:start-glue-point="0" draw:end-shape="id2" draw:end-glue-point="2" svg:d="M27500 30100v-4400h3100v-4400" svg:viewBox="0 0 3101 8801">
          <text:p/>
        </draw:connector>
        <draw:connector draw:style-name="gr4" draw:text-style-name="P13" draw:layer="layout" svg:x1="34.1cm" svg:y1="30.1cm" svg:x2="30.6cm" svg:y2="21.3cm" draw:start-shape="id3" draw:start-glue-point="0" draw:end-shape="id2" svg:d="M34100 30100v-4400h-3500v-4400" svg:viewBox="0 0 3501 8801">
          <text:p/>
        </draw:connector>
        <draw:connector draw:style-name="gr4" draw:text-style-name="P13" draw:layer="layout" svg:x1="43.8cm" svg:y1="21.3cm" svg:x2="43.8cm" svg:y2="25.7cm" draw:start-shape="id4" draw:start-glue-point="2" draw:end-shape="id5" draw:end-glue-point="0" svg:d="M43800 21300v4400" svg:viewBox="0 0 1 4401">
          <text:p/>
        </draw:connector>
        <draw:connector draw:style-name="gr4" draw:text-style-name="P13" draw:layer="layout" svg:x1="6.9cm" svg:y1="18.5cm" svg:x2="33.8cm" svg:y2="12.8cm" draw:start-shape="id6" draw:start-glue-point="0" draw:end-shape="id7" draw:end-glue-point="2" svg:d="M6900 18500v-2850h26900v-2850" svg:viewBox="0 0 26901 5701">
          <text:p/>
        </draw:connector>
        <draw:connector draw:style-name="gr4" draw:text-style-name="P13" draw:layer="layout" draw:line-skew="-1.173cm" svg:x1="14.2cm" svg:y1="18.5cm" svg:x2="24cm" svg:y2="19.8cm" draw:start-shape="id8" draw:start-glue-point="0" draw:end-shape="id9" svg:d="M14200 18500v-1700h9800v3000" svg:viewBox="0 0 9801 3001">
          <text:p/>
        </draw:connector>
        <draw:connector draw:style-name="gr4" draw:text-style-name="P13" draw:layer="layout" svg:x1="21.3cm" svg:y1="34.97cm" svg:x2="7.4cm" svg:y2="38.77cm" draw:start-shape="id10" draw:start-glue-point="2" draw:end-shape="id11" draw:end-glue-point="0" svg:d="M21300 34970v1900h-13900v1900" svg:viewBox="0 0 13901 3801">
          <text:p/>
        </draw:connector>
        <draw:connector draw:style-name="gr4" draw:text-style-name="P13" draw:layer="layout" svg:x1="14.7cm" svg:y1="33.47cm" svg:x2="24cm" svg:y2="21.3cm" draw:start-shape="id12" draw:start-glue-point="0" draw:end-shape="id9" svg:d="M14700 33470v-6085h9300v-6085" svg:viewBox="0 0 9301 12171">
          <text:p/>
        </draw:connector>
        <draw:g>
          <draw:custom-shape draw:style-name="gr3" draw:text-style-name="P2" xml:id="id7" draw:id="id7" draw:layer="layout" svg:width="8cm" svg:height="1.5cm" svg:x="29.8cm" svg:y="11.3cm">
            <text:p text:style-name="P1"><text:span text:style-name="T1">cat_i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0" draw:layer="layout" svg:width="6.6cm" svg:height="1.5cm" svg:x="37.8cm" svg:y="11.3cm">
            <text:p text:style-name="P9"><text:span text:style-name="T4">cat_description</text:span></text:p>
            <draw:enhanced-geometry svg:viewBox="0 0 21600 21600" draw:type="rectangle" draw:enhanced-path="M 0 0 L 21600 0 21600 21600 0 21600 0 0 Z N"/>
          </draw:custom-shape>
          <draw:frame draw:style-name="gr2" draw:text-style-name="P8" draw:layer="layout" svg:width="6.8cm" svg:height="1.119cm" svg:x="29.8cm" svg:y="10.1cm">
            <draw:text-box>
              <text:p text:style-name="P7"><text:span text:style-name="T3">Category</text:span></text:p>
            </draw:text-box>
          </draw:frame>
          <draw:custom-shape draw:style-name="gr1" draw:text-style-name="P10" xml:id="id13" draw:id="id13" draw:layer="layout" svg:width="6.6cm" svg:height="1.5cm" svg:x="44.4cm" svg:y="11.3cm">
            <text:p text:style-name="P9"><text:span text:style-name="T4">cat_super_cat_id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3" draw:layer="layout" svg:x1="47.7cm" svg:y1="11.3cm" svg:x2="33.8cm" svg:y2="11.3cm" draw:start-shape="id13" draw:start-glue-point="0" draw:end-shape="id7" draw:end-glue-point="0" svg:d="M47700 11300v-527h-13900v527" svg:viewBox="0 0 13901 52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20:11:36.571089836</meta:creation-date>
    <dc:date>2017-10-03T20:26:57.318545877</dc:date>
    <meta:editing-duration>PT15M16S</meta:editing-duration>
    <meta:editing-cycles>11</meta:editing-cycles>
    <meta:generator>LibreOffice/5.1.6.2$Linux_X86_64 LibreOffice_project/10m0$Build-2</meta:generator>
    <meta:document-statistic meta:object-count="46"/>
  </office:meta>
</office:document-meta>
</file>